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5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9.3929in"/>
    </style:style>
    <style:style style:name="co4" style:family="table-column">
      <style:table-column-properties fo:break-before="auto" style:column-width="7.9563in"/>
    </style:style>
    <style:style style:name="co5" style:family="table-column">
      <style:table-column-properties fo:break-before="auto" style:column-width="6.2146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1.2102in"/>
    </style:style>
    <style:style style:name="co8" style:family="table-column">
      <style:table-column-properties fo:break-before="auto" style:column-width="0.611in"/>
    </style:style>
    <style:style style:name="co9" style:family="table-column">
      <style:table-column-properties fo:break-before="auto" style:column-width="1.9807in"/>
    </style:style>
    <style:style style:name="co10" style:family="table-column">
      <style:table-column-properties fo:break-before="auto" style:column-width="2.644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00cc00"/>
    </style:style>
    <style:style style:name="ce7" style:family="table-cell" style:parent-style-name="Default">
      <style:table-cell-properties fo:background-color="#ff3333"/>
    </style:style>
    <style:style style:name="ce8" style:family="table-cell" style:parent-style-name="Default">
      <style:table-cell-properties fo:background-color="#ffccff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6699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cc9999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OTU number</text:p>
          </table:table-cell>
          <table:table-cell table:style-name="ce3" office:value-type="string" calcext:value-type="string">
            <text:p>Strand</text:p>
          </table:table-cell>
          <table:table-cell table:style-name="ce5" office:value-type="string" calcext:value-type="string">
            <text:p>Genus level identification using utax</text:p>
          </table:table-cell>
          <table:table-cell table:style-name="ce6" office:value-type="string" calcext:value-type="string">
            <text:p>Actual species used in Mock community</text:p>
          </table:table-cell>
          <table:table-cell table:style-name="ce8" office:value-type="string" calcext:value-type="string">
            <text:p>Blast results for the highest hit </text:p>
          </table:table-cell>
          <table:table-cell table:style-name="ce9" office:value-type="string" calcext:value-type="string">
            <text:p>Identity</text:p>
          </table:table-cell>
          <table:table-cell table:style-name="ce10" office:value-type="string" calcext:value-type="string">
            <text:p>Alignment_length</text:p>
          </table:table-cell>
          <table:table-cell table:style-name="ce11" office:value-type="string" calcext:value-type="string">
            <text:p>E-score</text:p>
          </table:table-cell>
          <table:table-cell table:style-name="ce12" office:value-type="string" calcext:value-type="string">
            <text:p>Identify from blast with strains </text:p>
          </table:table-cell>
          <table:table-cell table:style-name="ce13" office:value-type="string" calcext:value-type="string">
            <text:p>Alignment_length from blast with strain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8),Pseudomonadales(99.6),Moraxellaceae(99.6),Acinetobacter(99.6)</text:p>
          </table:table-cell>
          <table:table-cell office:value-type="string" calcext:value-type="string">
            <text:p>Acinetobacter baumannii ATCC 17978</text:p>
          </table:table-cell>
          <table:table-cell office:value-type="string" calcext:value-type="string">
            <text:p>Acinetobacter baumannii ATCC 17978 strain ATCC 17978 16S ribosomal RNA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Epsilonproteobacteria(100.0),Campylobacterales(99.7),Helicobacteraceae(99.7),Helicobacter(99.7)</text:p>
          </table:table-cell>
          <table:table-cell office:value-type="string" calcext:value-type="string">
            <text:p>Helicobacter pylori ATCC 700392</text:p>
          </table:table-cell>
          <table:table-cell office:value-type="string" calcext:value-type="string">
            <text:p>Helicobacter pylori strain ATCC 43504 16S ribosomal RNA gene, complete sequence</text:p>
          </table:table-cell>
          <table:table-cell office:value-type="float" office:value="99.589" calcext:value-type="float">
            <text:p>99.589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Alphaproteobacteria(99.7),Rhodobacterales(99.6),Rhodobacteraceae(99.6),Rhodobacter(99.5)</text:p>
          </table:table-cell>
          <table:table-cell office:value-type="string" calcext:value-type="string">
            <text:p>Rhodobacter sphaeroides ATCC 17023</text:p>
          </table:table-cell>
          <table:table-cell office:value-type="string" calcext:value-type="string">
            <text:p>Rhodobacter sphaeroides strain 2.4.1 16S ribosomal RNA gene, complete sequence</text:p>
          </table:table-cell>
          <table:table-cell office:value-type="float" office:value="99.93" calcext:value-type="float">
            <text:p>99.93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Deinococcus-Thermus"(100.0),Deinococci(100.0),Deinococcales(100.0),Deinococcaceae(100.0),Deinococcus(100.0)</text:p>
          </table:table-cell>
          <table:table-cell office:value-type="string" calcext:value-type="string">
            <text:p>Deinococcus radiodurans DSM 20539</text:p>
          </table:table-cell>
          <table:table-cell office:value-type="string" calcext:value-type="string">
            <text:p>Deinococcus radiodurans strain R1 16S ribosomal RNA gene, complete sequence</text:p>
          </table:table-cell>
          <table:table-cell office:value-type="float" office:value="99.863" calcext:value-type="float">
            <text:p>99.863</text:p>
          </table:table-cell>
          <table:table-cell office:value-type="float" office:value="1460" calcext:value-type="float">
            <text:p>1460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445" calcext:value-type="float">
            <text:p>14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99.7),Pseudomonadales(99.5),Pseudomonadaceae(99.5),Pseudomonas(98.8)</text:p>
          </table:table-cell>
          <table:table-cell office:value-type="string" calcext:value-type="string">
            <text:p>Pseudomonas aeruginosa ATCC 47085</text:p>
          </table:table-cell>
          <table:table-cell office:value-type="string" calcext:value-type="string">
            <text:p>Pseudomonas aeruginosa strain DSM 50071 16S ribosomal RNA gene, partial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100.0),Propionibacteriaceae(99.8),Propionibacterium(99.8)</text:p>
          </table:table-cell>
          <table:table-cell office:value-type="string" calcext:value-type="string">
            <text:p>Propionibacterium acnes DSM16379</text:p>
          </table:table-cell>
          <table:table-cell office:value-type="string" calcext:value-type="string">
            <text:p>Propionibacterium acnes 16S ribosomal RNA gene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Betaproteobacteria(99.6),Neisseriales(99.5),Neisseriaceae(99.5),Neisseria(98.0)</text:p>
          </table:table-cell>
          <table:table-cell office:value-type="string" calcext:value-type="string">
            <text:p>Neisseria meningitidis ATCC BAA-335</text:p>
          </table:table-cell>
          <table:table-cell office:value-type="string" calcext:value-type="string">
            <text:p>Neisseria meningitidis MC58 strain MC58 16S ribosomal RNA, complete sequence</text:p>
          </table:table-cell>
          <table:table-cell office:value-type="float" office:value="99.933" calcext:value-type="float">
            <text:p>99.933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agalactiae 2603V/R strain 2603V/R 16S ribosomal RNA, complete sequence</text:p>
          </table:table-cell>
          <table:table-cell office:value-type="float" office:value="100" calcext:value-type="float">
            <text:p>10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Proteobacteria"(100.0),Gammaproteobacteria(100.0),"Enterobacteriales"(99.3),Enterobacteriaceae(99.1),Escherichia/Shigella(97.1)</text:p>
          </table:table-cell>
          <table:table-cell office:value-type="string" calcext:value-type="string">
            <text:p>Escherichia coli ATCC 700926</text:p>
          </table:table-cell>
          <table:table-cell office:value-type="string" calcext:value-type="string">
            <text:p>Escherichia fergusonii strain ATCC 35469 16S ribosomal RNA gene, complete sequence</text:p>
          </table:table-cell>
          <table:table-cell office:value-type="float" office:value="98.333" calcext:value-type="float">
            <text:p>98.333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98.2" calcext:value-type="float">
            <text:p>98.2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8),Lactobacillales(99.6),Streptococcaceae(99.6),Streptococcus(99.6) 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mutans UA159 strain UA159 16S ribosomal RNA, complete sequence</text:p>
          </table:table-cell>
          <table:table-cell office:value-type="float" office:value="99.604" calcext:value-type="float">
            <text:p>99.604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99.6),Bacillales(99.5),Bacillaceae_1(99.4),Bacillus(99.4) <text:s/></text:p>
          </table:table-cell>
          <table:table-cell office:value-type="string" calcext:value-type="string">
            <text:p>Bacillus cereus ATCC 10987</text:p>
          </table:table-cell>
          <table:table-cell office:value-type="string" calcext:value-type="string">
            <text:p>Bacillus cereus strain CCM 2010 16S ribosomal RNA gene, complete sequence</text:p>
          </table:table-cell>
          <table:table-cell office:value-type="float" office:value="99.075" calcext:value-type="float">
            <text:p>99.075</text:p>
          </table:table-cell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99.3" calcext:value-type="float">
            <text:p>99.3</text:p>
          </table:table-cell>
          <table:table-cell office:value-type="float" office:value="1494" calcext:value-type="float">
            <text:p>14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<text:s/>Bacteria(100.0),Firmicutes(100.0),Bacilli(99.7),Bacillales(99.6),Staphylococcaceae(99.6),Staphylococcus(99.6)</text:p>
          </table:table-cell>
          <table:table-cell office:value-type="string" calcext:value-type="string">
            <text:p>Staphylococcus aureus ATCC BAA-1718, Staphylococcus epidermidis ATCC 12228</text:p>
          </table:table-cell>
          <table:table-cell office:value-type="string" calcext:value-type="string">
            <text:p>Staphylococcus epidermidis RP62A strain RP62A 16S ribosomal RNA, complete sequence</text:p>
          </table:table-cell>
          <table:table-cell office:value-type="float" office:value="99.669" calcext:value-type="float">
            <text:p>99.669</text:p>
          </table:table-cell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.6</text:p>
          </table:table-cell>
          <table:table-cell office:value-type="float" office:value="1513" calcext:value-type="float">
            <text:p>15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Bacteroidetes"(100.0),"Bacteroidia"(99.6),"Bacteroidales"(99.6),Bacteroidaceae(98.9),Bacteroides(98.9)</text:p>
          </table:table-cell>
          <table:table-cell office:value-type="string" calcext:value-type="string">
            <text:p>Bacteroides vulgatus ATCC 8482</text:p>
          </table:table-cell>
          <table:table-cell office:value-type="string" calcext:value-type="string">
            <text:p>Bacteroides vulgatus strain ATCC 8482 16S ribosomal RNA gene, complete sequence</text:p>
          </table:table-cell>
          <table:table-cell office:value-type="float" office:value="99.059" calcext:value-type="float">
            <text:p>99.059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float" office:value="98.9" calcext:value-type="float">
            <text:p>98.9</text:p>
          </table:table-cell>
          <table:table-cell office:value-type="float" office:value="1489" calcext:value-type="float">
            <text:p>1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Clostridia(97.1),Clostridiales(97.1),Clostridiaceae_1(83.8),Anaerobacter(63.1) </text:p>
          </table:table-cell>
          <table:table-cell table:style-name="ce7" office:value-type="string" calcext:value-type="string">
            <text:p>Clostridium beijerinckii ATCC 51743 (Not Anaerobacter)</text:p>
          </table:table-cell>
          <table:table-cell office:value-type="string" calcext:value-type="string">
            <text:p>Clostridium beijerinckii strain JCM 1390 16S ribosomal RNA gene, partial sequence</text:p>
          </table:table-cell>
          <table:table-cell office:value-type="float" office:value="99.525" calcext:value-type="float">
            <text:p>99.525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7),Lactobacillaceae(99.7),Lactobacillus(99.7)</text:p>
          </table:table-cell>
          <table:table-cell office:value-type="string" calcext:value-type="string">
            <text:p>Lactobacillus gasseri DSM 20243</text:p>
          </table:table-cell>
          <table:table-cell office:value-type="string" calcext:value-type="string">
            <text:p>Lactobacillus gasseri strain ATCC 33323 16S ribosomal RNA gene, complete sequence</text:p>
          </table:table-cell>
          <table:table-cell office:value-type="float" office:value="99.869" calcext:value-type="float">
            <text:p>99.869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"Actinobacteria"(100.0),Actinobacteria(100.0),Actinomycetales(99.5),Actinomycetaceae(99.1),Actinomyces(99.1) </text:p>
          </table:table-cell>
          <table:table-cell office:value-type="string" calcext:value-type="string">
            <text:p>Actinomyces odontolyticus ATCC 17982</text:p>
          </table:table-cell>
          <table:table-cell office:value-type="string" calcext:value-type="string">
            <text:p>Actinomyces odontolyticus strain JCM 14871 16S ribosomal RNA gene, partial sequence</text:p>
          </table:table-cell>
          <table:table-cell office:value-type="float" office:value="98.864" calcext:value-type="float">
            <text:p>98.864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  <table:table-cell office:value-type="float" office:value="99.5" calcext:value-type="float">
            <text:p>99.5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Bacteria(100.0),Firmicutes(100.0),Bacilli(100.0),Lactobacillales(99.6),Streptococcaceae(99.6),Streptococcus(99.6)</text:p>
          </table:table-cell>
          <table:table-cell office:value-type="string" calcext:value-type="string">
            <text:p>Streptococcus agalactiae ATCC BAA-611, Streptococcus mutans ATCC 700610, Streptococcus pneumoniae ATCC BAA-334</text:p>
          </table:table-cell>
          <table:table-cell office:value-type="string" calcext:value-type="string">
            <text:p>Streptococcus pseudopneumoniae IS7493 strain IS7493 16S ribosomal RNA, complete sequence</text:p>
          </table:table-cell>
          <table:table-cell office:value-type="float" office:value="99.536" calcext:value-type="float">
            <text:p>99.536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1429" calcext:value-type="float">
            <text:p>1429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NOTES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ot in Utax but in Mock community data - Candida<text:tab/>albicans ATCC MY-2876, Listeria<text:tab/>monocytogenes ATCC BAA-679, Methanobrevibacter smithii<text:tab/>ATCC 35061, Enterococcus faecalis ATCC 47077, One of the Staphylococcus.........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seudomonas aeruginosa ATCC 47085, Neisseria meningitidis ATCC BAA-335, Staphylococcus aureus ATCC BAA-1718, Candida albicans ATCC MY-2876, Listeria<text:tab/>monocytogenes ATCC BAA-679, strain sequence not available in strain info.</text:p>
          </table:table-cell>
          <table:table-cell table:number-columns-repeated="7"/>
        </table:table-row>
        <table:table-row table:style-name="ro2" table:number-rows-repeated="1048553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H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00/00/0000</text:date>, <text:time style:data-style-name="N2" text:time-value="0000-00-00T10:16:46.704375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34:31.653274130</meta:creation-date>
    <dc:date>2015-07-28T16:55:34.121173365</dc:date>
    <meta:editing-duration>PT5H23M8S</meta:editing-duration>
    <meta:editing-cycles>7</meta:editing-cycles>
    <meta:generator>LibreOffice/4.1.6.2$Linux_X86_64 LibreOffice_project/410$Build-2</meta:generator>
    <meta:document-statistic meta:table-count="1" meta:cell-count="183" meta:object-count="0"/>
  </office:meta>
</office:document-meta>
</file>